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</style:style>
    <style:style style:name="ce3" style:family="table-cell" style:parent-style-name="Default" style:data-style-name="N4"/>
    <style:style style:name="ce4" style:family="table-cell" style:parent-style-name="Default" style:data-style-name="N4">
      <style:table-cell-properties fo:background-color="#F2CEEF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vertical-align="automatic" fo:background-color="#4D93D9" style:repeat-content="false"/>
      <style:paragraph-properties fo:text-align="center"/>
    </style:style>
    <style:style style:name="ce7" style:family="table-cell" style:parent-style-name="Default" style:data-style-name="N3">
      <style:table-cell-properties fo:background-color="#A6C9EC"/>
    </style:style>
    <style:style style:name="ce8" style:family="table-cell" style:parent-style-name="Default" style:data-style-name="N4">
      <style:table-cell-properties fo:background-color="#A6C9EC"/>
    </style:style>
    <style:style style:name="ce9" style:family="table-cell" style:parent-style-name="Default" style:data-style-name="N14">
      <style:table-cell-properties fo:background-color="#A6C9EC"/>
    </style:style>
    <style:style style:name="ce10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F1A983"/>
    </style:style>
    <style:style style:name="ce12" style:family="table-cell" style:parent-style-name="Default" style:data-style-name="N14">
      <style:table-cell-properties fo:background-color="#FBE2D5"/>
    </style:style>
    <style:style style:name="ce13" style:family="table-cell" style:parent-style-name="Default" style:data-style-name="N0">
      <style:table-cell-properties fo:background-color="#FBE2D5"/>
    </style:style>
    <style:style style:name="ce14" style:family="table-cell" style:parent-style-name="Default" style:data-style-name="N0">
      <style:table-cell-properties fo:border="thin solid #000000" fo:background-color="#CAEDFB"/>
    </style:style>
    <style:style style:name="ce15" style:family="table-cell" style:parent-style-name="Default" style:data-style-name="N3">
      <style:table-cell-properties fo:border="thin solid #000000" fo:background-color="#CAEDFB"/>
    </style:style>
    <style:style style:name="ce16" style:family="table-cell" style:parent-style-name="Default" style:data-style-name="N4">
      <style:table-cell-properties fo:border="thin solid #000000" fo:background-color="#CAEDFB"/>
    </style:style>
    <style:style style:name="ce17" style:family="table-cell" style:parent-style-name="Default" style:data-style-name="N37">
      <style:table-cell-properties fo:border="thin solid #000000" fo:background-color="#CAEDFB"/>
    </style:style>
    <style:style style:name="ce18" style:family="table-cell" style:parent-style-name="Default" style:data-style-name="N0">
      <style:table-cell-properties fo:border="thin solid #000000" fo:background-color="#DAF2D0"/>
    </style:style>
    <style:style style:name="ce19" style:family="table-cell" style:parent-style-name="Default" style:data-style-name="N0">
      <style:table-cell-properties fo:border="thin solid #000000" fo:background-color="#F2CEEF"/>
    </style:style>
    <style:style style:name="ce20" style:family="table-cell" style:parent-style-name="Default" style:data-style-name="N3">
      <style:table-cell-properties fo:border="thin solid #000000" fo:background-color="#F2CEEF"/>
    </style:style>
    <style:style style:name="ce21" style:family="table-cell" style:parent-style-name="Default" style:data-style-name="N4">
      <style:table-cell-properties fo:border="thin solid #000000" fo:background-color="#F2CEEF"/>
    </style:style>
    <style:style style:name="ce22" style:family="table-cell" style:parent-style-name="Default" style:data-style-name="N0">
      <style:table-cell-properties fo:border="thin solid #000000" style:vertical-align="automatic" fo:background-color="#4D93D9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1A983" style:repeat-content="false"/>
      <style:paragraph-properties fo:text-align="center"/>
    </style:style>
    <style:style style:name="ce24" style:family="table-cell" style:parent-style-name="Default" style:data-style-name="N38">
      <style:table-cell-properties fo:border="thin solid #000000" fo:background-color="#CAEDFB"/>
    </style:style>
    <style:style style:name="ce25" style:family="table-cell" style:parent-style-name="Default" style:data-style-name="N38">
      <style:table-cell-properties fo:border="thin solid #000000" fo:background-color="#F2CEEF"/>
    </style:style>
    <style:style style:name="ce26" style:family="table-cell" style:parent-style-name="Default" style:data-style-name="N2">
      <style:table-cell-properties fo:border="thin solid #000000" fo:background-color="#A6C9EC"/>
    </style:style>
    <style:style style:name="ce27" style:family="table-cell" style:parent-style-name="Default" style:data-style-name="N0">
      <style:table-cell-properties style:vertical-align="automatic" fo:background-color="#BE5014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fo:background-color="#8ED973" style:repeat-content="false"/>
      <style:paragraph-properties fo:text-align="center"/>
    </style:style>
    <style:style style:name="ce29" style:family="table-cell" style:parent-style-name="Default" style:data-style-name="N4">
      <style:table-cell-properties fo:background-color="#B5E6A2"/>
    </style:style>
    <style:style style:name="ce30" style:family="table-cell" style:parent-style-name="Hiper_322__261_cze" style:data-style-name="N0">
      <style:text-properties fo:color="#467886" style:text-underline-style="solid" style:text-underline-type="single"/>
    </style:style>
    <style:style style:name="ce3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/>
    </style:style>
    <style:style style:name="ce33" style:family="table-cell" style:parent-style-name="Default" style:data-style-name="N0">
      <style:table-cell-properties style:vertical-align="automatic" fo:background-color="#8ED973" style:repeat-content="false"/>
      <style:paragraph-properties fo:text-align="center"/>
    </style:style>
    <style:style style:name="ce34" style:family="table-cell" style:parent-style-name="Default" style:data-style-name="N4">
      <style:table-cell-properties fo:background-color="#B5E6A2"/>
    </style:style>
    <style:style style:name="ce35" style:family="table-cell" style:parent-style-name="Default" style:data-style-name="N4">
      <style:table-cell-properties fo:background-color="#C0E6F5"/>
    </style:style>
    <style:style style:name="ce36" style:family="table-cell" style:parent-style-name="Default" style:data-style-name="N0">
      <style:table-cell-properties style:vertical-align="automatic" fo:background-color="#782170" style:repeat-content="false"/>
      <style:paragraph-properties fo:text-align="center"/>
      <style:text-properties fo:color="#FFFFFF"/>
    </style:style>
    <style:style style:name="ce37" style:family="table-cell" style:parent-style-name="Default" style:data-style-name="N0">
      <style:table-cell-properties fo:background-color="#51154A"/>
    </style:style>
    <style:style style:name="ce38" style:family="table-cell" style:parent-style-name="Default" style:data-style-name="N0">
      <style:table-cell-properties fo:background-color="#51154A"/>
    </style:style>
    <style:style style:name="ce39" style:family="table-cell" style:parent-style-name="Hiper_322__261_cze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00" style:text-underline-style="none" style:text-underline-type="none"/>
    </style:style>
    <style:style style:name="ce40" style:family="table-cell" style:parent-style-name="Hiper_322__261_cze" style:data-style-name="N0">
      <style:table-cell-properties style:vertical-align="middle" fo:background-color="#000000" style:repeat-content="false"/>
      <style:paragraph-properties fo:text-align="center"/>
      <style:text-properties fo:color="#FFFFFF" style:text-underline-style="solid" style:text-underline-type="single"/>
    </style:style>
    <style:style style:name="co1" style:family="table-column">
      <style:table-column-properties fo:break-before="auto" style:column-width="4.275666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4.191cm"/>
    </style:style>
    <style:style style:name="co4" style:family="table-column">
      <style:table-column-properties fo:break-before="auto" style:column-width="4.572cm"/>
    </style:style>
    <style:style style:name="co5" style:family="table-column">
      <style:table-column-properties fo:break-before="auto" style:column-width="3.6195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5.79966666666667cm"/>
    </style:style>
    <style:style style:name="co8" style:family="table-column">
      <style:table-column-properties fo:break-before="auto" style:column-width="4.826cm"/>
    </style:style>
    <style:style style:name="co9" style:family="table-column">
      <style:table-column-properties fo:break-before="auto" style:column-width="3.91583333333333cm"/>
    </style:style>
    <style:style style:name="co10" style:family="table-column">
      <style:table-column-properties fo:break-before="auto" style:column-width="3.78883333333333cm"/>
    </style:style>
    <style:style style:name="co11" style:family="table-column">
      <style:table-column-properties fo:break-before="auto" style:column-width="1.92616666666667cm"/>
    </style:style>
    <style:style style:name="co12" style:family="table-column">
      <style:table-column-properties fo:break-before="auto" style:column-width="2.0955cm"/>
    </style:style>
    <style:style style:name="co13" style:family="table-column">
      <style:table-column-properties fo:break-before="auto" style:column-width="1.86266666666667cm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25.8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6371" table:default-cell-style-name="ce1"/>
        <table:table-row table:style-name="ro1">
          <table:table-cell table:style-name="ce2"/>
          <table:table-cell office:value-type="string" office:string-value="Źródło_1" table:formula="of:=HYPERLINK(&quot;https://www.ulc.gov.pl/pl/aktualnosci/6405-podsumowanie-przewozow-pasazerskich-na-polskich-lotniskach-w-2023-roku&quot;;&quot;Źródło_1&quot;)" table:style-name="ce40">
            <text:p>Źródło_1</text:p>
          </table:table-cell>
          <table:table-cell office:value-type="string" office:string-value="Źródło_2" table:formula="of:=HYPERLINK(&quot;https://www.pasazer.com/news/464390/raport,polskie,spolki,lotniskowe,w,2022,r,czesc,ii&quot;;&quot;Źródło_2&quot;)" table:style-name="ce40">
            <text:p>Źródło_2</text:p>
          </table:table-cell>
          <table:table-cell table:number-columns-repeated="2" table:style-name="ce2"/>
          <table:table-cell office:value-type="string" table:style-name="ce32">
            <text:p>Dane z 2022 roku</text:p>
          </table:table-cell>
          <table:table-cell table:number-columns-repeated="6" table:style-name="ce2"/>
          <table:table-cell table:number-columns-repeated="16372"/>
        </table:table-row>
        <table:table-row table:style-name="ro2">
          <table:table-cell office:value-type="string" table:style-name="ce31">
            <text:p>Lotnisko</text:p>
          </table:table-cell>
          <table:table-cell office:value-type="string" table:style-name="ce39">
            <text:p>L. pasazerow</text:p>
          </table:table-cell>
          <table:table-cell office:value-type="string" table:style-name="ce39">
            <text:p>Zarobek na rok</text:p>
          </table:table-cell>
          <table:table-cell office:value-type="string" table:style-name="ce31">
            <text:p>zarobek za osobe</text:p>
          </table:table-cell>
          <table:table-cell office:value-type="string" table:style-name="ce31">
            <text:p>na 100 pasazerow</text:p>
          </table:table-cell>
          <table:table-cell office:value-type="string" table:style-name="ce31">
            <text:p>koszt tokena za rok</text:p>
          </table:table-cell>
          <table:table-cell office:value-type="string" table:style-name="ce31">
            <text:p>posostałe pieniądze</text:p>
          </table:table-cell>
          <table:table-cell office:value-type="string" table:style-name="ce31">
            <text:p>pozostałe pieniądze w %</text:p>
          </table:table-cell>
          <table:table-cell office:value-type="string" table:style-name="ce31">
            <text:p>na miesiac</text:p>
          </table:table-cell>
          <table:table-cell office:value-type="string" table:style-name="ce31">
            <text:p>waga zdjecia</text:p>
          </table:table-cell>
          <table:table-cell office:value-type="string" table:style-name="ce31">
            <text:p>MAX</text:p>
          </table:table-cell>
          <table:table-cell office:value-type="string" table:style-name="ce31">
            <text:p>MIN</text:p>
          </table:table-cell>
          <table:table-cell table:number-columns-repeated="16372"/>
        </table:table-row>
        <table:table-row table:style-name="ro2">
          <table:table-cell office:value-type="string" table:style-name="ce14">
            <text:p>ppl</text:p>
          </table:table-cell>
          <table:table-cell office:value-type="float" office:value="14389147" table:style-name="ce15">
            <text:p>14 389 147</text:p>
          </table:table-cell>
          <table:table-cell office:value-type="float" office:value="991513234" table:style-name="ce15">
            <text:p>991 513 234</text:p>
          </table:table-cell>
          <table:table-cell office:value-type="float" office:value="68.907019575239588" table:formula="of:=[.C3]/[.B3]" table:style-name="ce16">
            <text:p>68,91</text:p>
          </table:table-cell>
          <table:table-cell office:value-type="float" office:value="6890.7019575239592" table:formula="of:=[.D3]*100" table:style-name="ce16">
            <text:p>6 890,70</text:p>
          </table:table-cell>
          <table:table-cell office:value-type="float" office:value="1251855.7889999999" table:formula="of:=[.B3]*[.$B$26]*[.$A$19]" table:style-name="ce16">
            <text:p>1 251 855,79</text:p>
          </table:table-cell>
          <table:table-cell office:value-type="float" office:value="990261378.21099997" table:formula="of:=[.C3]-[.F3]" table:style-name="ce16">
            <text:p>990 261 378,21</text:p>
          </table:table-cell>
          <table:table-cell office:value-type="percentage" office:value="1.2625709330673441E-3" table:formula="of:=[.F3]/[.C3]" table:style-name="ce17">
            <text:p>0,12626%</text:p>
          </table:table-cell>
          <table:table-cell office:value-type="float" office:value="104321.31574999999" table:formula="of:=[.F3]/12" table:style-name="ce16">
            <text:p>104 321,32</text:p>
          </table:table-cell>
          <table:table-cell office:value-type="float" office:value="83.457052599999997" table:formula="of:=([.B3]*[.$A$19]*4)/1000/1000" table:style-name="ce24">
            <text:p>83,4571</text:p>
          </table:table-cell>
          <table:table-cell office:value-type="string" office:string-value=" " table:formula="of:=IF([.H3]=MAX([.$H$3:.$H$15]);[.A3];&quot; &quot;)" table:style-name="ce18">
            <text:p><text:s/></text:p>
          </table:table-cell>
          <table:table-cell office:value-type="string" office:string-value=" " table:formula="of:=IF([.H3]=MIN([.$H$3:.$H$15]);[.A3];&quot; &quot;)" table:style-name="ce18">
            <text:p><text:s/></text:p>
          </table:table-cell>
          <table:table-cell table:number-columns-repeated="16372"/>
        </table:table-row>
        <table:table-row table:style-name="ro2">
          <table:table-cell office:value-type="string" table:style-name="ce14">
            <text:p>Krakow</text:p>
          </table:table-cell>
          <table:table-cell office:value-type="float" office:value="7386496" table:style-name="ce15">
            <text:p>7 386 496</text:p>
          </table:table-cell>
          <table:table-cell office:value-type="float" office:value="308151492" table:style-name="ce15">
            <text:p>308 151 492</text:p>
          </table:table-cell>
          <table:table-cell office:value-type="float" office:value="41.71822363404786" table:formula="of:=[.C4]/[.B4]" table:style-name="ce16">
            <text:p>41,72</text:p>
          </table:table-cell>
          <table:table-cell office:value-type="float" office:value="4171.8223634047863" table:formula="of:=[.D4]*100" table:style-name="ce16">
            <text:p>4 171,82</text:p>
          </table:table-cell>
          <table:table-cell office:value-type="float" office:value="642625.152" table:formula="of:=[.B4]*[.$B$26]*[.$A$19]" table:style-name="ce16">
            <text:p>642 625,15</text:p>
          </table:table-cell>
          <table:table-cell office:value-type="float" office:value="307508866.84799999" table:formula="of:=[.C4]-[.F4]" table:style-name="ce16">
            <text:p>307 508 866,85</text:p>
          </table:table-cell>
          <table:table-cell office:value-type="percentage" office:value="2.085419570189847E-3" table:formula="of:=[.F4]/[.C4]" table:style-name="ce17">
            <text:p>0,20854%</text:p>
          </table:table-cell>
          <table:table-cell office:value-type="float" office:value="53552.095999999998" table:formula="of:=[.F4]/12" table:style-name="ce16">
            <text:p>53 552,10</text:p>
          </table:table-cell>
          <table:table-cell office:value-type="float" office:value="42.841676799999995" table:formula="of:=([.B4]*[.$A$19]*4)/1000/1000" table:style-name="ce24">
            <text:p>42,8417</text:p>
          </table:table-cell>
          <table:table-cell office:value-type="string" office:string-value=" " table:formula="of:=IF([.H4]=MAX([.$H$3:.$H$15]);[.A4];&quot; &quot;)" table:style-name="ce18">
            <text:p><text:s/></text:p>
          </table:table-cell>
          <table:table-cell office:value-type="string" office:string-value=" " table:formula="of:=IF([.H4]=MIN([.$H$3:.$H$15]);[.A4];&quot; &quot;)" table:style-name="ce18">
            <text:p><text:s/></text:p>
          </table:table-cell>
          <table:table-cell table:number-columns-repeated="16372"/>
        </table:table-row>
        <table:table-row table:style-name="ro2">
          <table:table-cell office:value-type="string" table:style-name="ce14">
            <text:p>Szczecin</text:p>
          </table:table-cell>
          <table:table-cell office:value-type="float" office:value="419872" table:style-name="ce15">
            <text:p>419 872</text:p>
          </table:table-cell>
          <table:table-cell office:value-type="float" office:value="13879088" table:style-name="ce15">
            <text:p>13 879 088</text:p>
          </table:table-cell>
          <table:table-cell office:value-type="float" office:value="33.05552168279857" table:formula="of:=[.C5]/[.B5]" table:style-name="ce16">
            <text:p>33,06</text:p>
          </table:table-cell>
          <table:table-cell office:value-type="float" office:value="3305.5521682798571" table:formula="of:=[.D5]*100" table:style-name="ce16">
            <text:p>3 305,55</text:p>
          </table:table-cell>
          <table:table-cell office:value-type="float" office:value="36528.864000000001" table:formula="of:=[.B5]*[.$B$26]*[.$A$19]" table:style-name="ce16">
            <text:p>36 528,86</text:p>
          </table:table-cell>
          <table:table-cell office:value-type="float" office:value="13842559.136" table:formula="of:=[.C5]-[.F5]" table:style-name="ce16">
            <text:p>13 842 559,14</text:p>
          </table:table-cell>
          <table:table-cell office:value-type="percentage" office:value="2.6319354701115809E-3" table:formula="of:=[.F5]/[.C5]" table:style-name="ce17">
            <text:p>0,26319%</text:p>
          </table:table-cell>
          <table:table-cell office:value-type="float" office:value="3044.0720000000001" table:formula="of:=[.F5]/12" table:style-name="ce16">
            <text:p>3 044,07</text:p>
          </table:table-cell>
          <table:table-cell office:value-type="float" office:value="2.4352575999999999" table:formula="of:=([.B5]*[.$A$19]*4)/1000/1000" table:style-name="ce24">
            <text:p>2,4353</text:p>
          </table:table-cell>
          <table:table-cell office:value-type="string" office:string-value=" " table:formula="of:=IF([.H5]=MAX([.$H$3:.$H$15]);[.A5];&quot; &quot;)" table:style-name="ce18">
            <text:p><text:s/></text:p>
          </table:table-cell>
          <table:table-cell office:value-type="string" office:string-value=" " table:formula="of:=IF([.H5]=MIN([.$H$3:.$H$15]);[.A5];&quot; &quot;)" table:style-name="ce18">
            <text:p><text:s/></text:p>
          </table:table-cell>
          <table:table-cell table:number-columns-repeated="16372"/>
        </table:table-row>
        <table:table-row table:style-name="ro2">
          <table:table-cell office:value-type="string" table:style-name="ce14">
            <text:p>Rzeszów</text:p>
          </table:table-cell>
          <table:table-cell office:value-type="float" office:value="683299" table:style-name="ce15">
            <text:p>683 299</text:p>
          </table:table-cell>
          <table:table-cell office:value-type="float" office:value="436951078" table:style-name="ce15">
            <text:p>436 951 078</text:p>
          </table:table-cell>
          <table:table-cell office:value-type="float" office:value="639.47273155675623" table:formula="of:=[.C6]/[.B6]" table:style-name="ce16">
            <text:p>639,47</text:p>
          </table:table-cell>
          <table:table-cell office:value-type="float" office:value="63947.273155675626" table:formula="of:=[.D6]*100" table:style-name="ce16">
            <text:p>63 947,27</text:p>
          </table:table-cell>
          <table:table-cell office:value-type="float" office:value="59447.012999999992" table:formula="of:=[.B6]*[.$B$26]*[.$A$19]" table:style-name="ce16">
            <text:p>59 447,01</text:p>
          </table:table-cell>
          <table:table-cell office:value-type="float" office:value="436891630.98699999" table:formula="of:=[.C6]-[.F6]" table:style-name="ce16">
            <text:p>436 891 630,99</text:p>
          </table:table-cell>
          <table:table-cell office:value-type="percentage" office:value="1.3604958539546158E-4" table:formula="of:=[.F6]/[.C6]" table:style-name="ce17">
            <text:p>0,01360%</text:p>
          </table:table-cell>
          <table:table-cell office:value-type="float" office:value="4953.9177499999996" table:formula="of:=[.F6]/12" table:style-name="ce16">
            <text:p>4 953,92</text:p>
          </table:table-cell>
          <table:table-cell office:value-type="float" office:value="3.9631341999999994" table:formula="of:=([.B6]*[.$A$19]*4)/1000/1000" table:style-name="ce24">
            <text:p>3,9631</text:p>
          </table:table-cell>
          <table:table-cell office:value-type="string" office:string-value=" " table:formula="of:=IF([.H6]=MAX([.$H$3:.$H$15]);[.A6];&quot; &quot;)" table:style-name="ce18">
            <text:p><text:s/></text:p>
          </table:table-cell>
          <table:table-cell office:value-type="string" office:string-value="Rzeszów" table:formula="of:=IF([.H6]=MIN([.$H$3:.$H$15]);[.A6];&quot; &quot;)" table:style-name="ce18">
            <text:p>Rzeszów</text:p>
          </table:table-cell>
          <table:table-cell table:number-columns-repeated="16372"/>
        </table:table-row>
        <table:table-row table:style-name="ro2">
          <table:table-cell office:value-type="string" table:style-name="ce14">
            <text:p>Poznań<text:s/></text:p>
          </table:table-cell>
          <table:table-cell office:value-type="float" office:value="243337" table:style-name="ce15">
            <text:p>243 337</text:p>
          </table:table-cell>
          <table:table-cell office:value-type="float" office:value="94892348" table:style-name="ce15">
            <text:p>94 892 348</text:p>
          </table:table-cell>
          <table:table-cell office:value-type="float" office:value="389.96267727472599" table:formula="of:=[.C7]/[.B7]" table:style-name="ce16">
            <text:p>389,96</text:p>
          </table:table-cell>
          <table:table-cell office:value-type="float" office:value="38996.267727472601" table:formula="of:=[.D7]*100" table:style-name="ce16">
            <text:p>38 996,27</text:p>
          </table:table-cell>
          <table:table-cell office:value-type="float" office:value="21170.319" table:formula="of:=[.B7]*[.$B$26]*[.$A$19]" table:style-name="ce16">
            <text:p>21 170,32</text:p>
          </table:table-cell>
          <table:table-cell office:value-type="float" office:value="94871177.680999994" table:formula="of:=[.C7]-[.F7]" table:style-name="ce16">
            <text:p>94 871 177,68</text:p>
          </table:table-cell>
          <table:table-cell office:value-type="percentage" office:value="2.2309827342453366E-4" table:formula="of:=[.F7]/[.C7]" table:style-name="ce17">
            <text:p>0,02231%</text:p>
          </table:table-cell>
          <table:table-cell office:value-type="float" office:value="1764.19325" table:formula="of:=[.F7]/12" table:style-name="ce16">
            <text:p>1 764,19</text:p>
          </table:table-cell>
          <table:table-cell office:value-type="float" office:value="1.4113545999999999" table:formula="of:=([.B7]*[.$A$19]*4)/1000/1000" table:style-name="ce24">
            <text:p>1,4114</text:p>
          </table:table-cell>
          <table:table-cell office:value-type="string" office:string-value=" " table:formula="of:=IF([.H7]=MAX([.$H$3:.$H$15]);[.A7];&quot; &quot;)" table:style-name="ce18">
            <text:p><text:s/></text:p>
          </table:table-cell>
          <table:table-cell office:value-type="string" office:string-value=" " table:formula="of:=IF([.H7]=MIN([.$H$3:.$H$15]);[.A7];&quot; &quot;)" table:style-name="ce18">
            <text:p><text:s/></text:p>
          </table:table-cell>
          <table:table-cell table:number-columns-repeated="16372"/>
        </table:table-row>
        <table:table-row table:style-name="ro2">
          <table:table-cell office:value-type="string" table:style-name="ce14">
            <text:p>Modlin</text:p>
          </table:table-cell>
          <table:table-cell office:value-type="float" office:value="3124944" table:style-name="ce15">
            <text:p>3 124 944</text:p>
          </table:table-cell>
          <table:table-cell office:value-type="float" office:value="80205738" table:style-name="ce15">
            <text:p>80 205 738</text:p>
          </table:table-cell>
          <table:table-cell office:value-type="float" office:value="25.666296100026113" table:formula="of:=[.C8]/[.B8]" table:style-name="ce16">
            <text:p>25,67</text:p>
          </table:table-cell>
          <table:table-cell office:value-type="float" office:value="2566.6296100026111" table:formula="of:=[.D8]*100" table:style-name="ce16">
            <text:p>2 566,63</text:p>
          </table:table-cell>
          <table:table-cell office:value-type="float" office:value="271870.12799999997" table:formula="of:=[.B8]*[.$B$26]*[.$A$19]" table:style-name="ce16">
            <text:p>271 870,13</text:p>
          </table:table-cell>
          <table:table-cell office:value-type="float" office:value="79933867.871999994" table:formula="of:=[.C8]-[.F8]" table:style-name="ce16">
            <text:p>79 933 867,87</text:p>
          </table:table-cell>
          <table:table-cell office:value-type="percentage" office:value="3.3896593283637634E-3" table:formula="of:=[.F8]/[.C8]" table:style-name="ce17">
            <text:p>0,33897%</text:p>
          </table:table-cell>
          <table:table-cell office:value-type="float" office:value="22655.843999999997" table:formula="of:=[.F8]/12" table:style-name="ce16">
            <text:p>22 655,84</text:p>
          </table:table-cell>
          <table:table-cell office:value-type="float" office:value="18.124675199999999" table:formula="of:=([.B8]*[.$A$19]*4)/1000/1000" table:style-name="ce24">
            <text:p>18,1247</text:p>
          </table:table-cell>
          <table:table-cell office:value-type="string" office:string-value="Modlin" table:formula="of:=IF([.H8]=MAX([.$H$3:.$H$15]);[.A8];&quot; &quot;)" table:style-name="ce18">
            <text:p>Modlin</text:p>
          </table:table-cell>
          <table:table-cell office:value-type="string" office:string-value=" " table:formula="of:=IF([.H8]=MIN([.$H$3:.$H$15]);[.A8];&quot; &quot;)" table:style-name="ce18">
            <text:p><text:s/></text:p>
          </table:table-cell>
          <table:table-cell table:number-columns-repeated="16372"/>
        </table:table-row>
        <table:table-row table:style-name="ro2">
          <table:table-cell office:value-type="string" table:style-name="ce14">
            <text:p>Gdańsk</text:p>
          </table:table-cell>
          <table:table-cell office:value-type="float" office:value="4559480" table:style-name="ce15">
            <text:p>4 559 480</text:p>
          </table:table-cell>
          <table:table-cell office:value-type="float" office:value="186953141" table:style-name="ce15">
            <text:p>186 953 141</text:p>
          </table:table-cell>
          <table:table-cell office:value-type="float" office:value="41.003171633607344" table:formula="of:=[.C9]/[.B9]" table:style-name="ce16">
            <text:p>41,00</text:p>
          </table:table-cell>
          <table:table-cell office:value-type="float" office:value="4100.3171633607344" table:formula="of:=[.D9]*100" table:style-name="ce16">
            <text:p>4 100,32</text:p>
          </table:table-cell>
          <table:table-cell office:value-type="float" office:value="396674.75999999995" table:formula="of:=[.B9]*[.$B$26]*[.$A$19]" table:style-name="ce16">
            <text:p>396 674,76</text:p>
          </table:table-cell>
          <table:table-cell office:value-type="float" office:value="186556466.24000001" table:formula="of:=[.C9]-[.F9]" table:style-name="ce16">
            <text:p>186 556 466,24</text:p>
          </table:table-cell>
          <table:table-cell office:value-type="percentage" office:value="2.1217870846042641E-3" table:formula="of:=[.F9]/[.C9]" table:style-name="ce17">
            <text:p>0,21218%</text:p>
          </table:table-cell>
          <table:table-cell office:value-type="float" office:value="33056.229999999996" table:formula="of:=[.F9]/12" table:style-name="ce16">
            <text:p>33 056,23</text:p>
          </table:table-cell>
          <table:table-cell office:value-type="float" office:value="26.444984000000002" table:formula="of:=([.B9]*[.$A$19]*4)/1000/1000" table:style-name="ce24">
            <text:p>26,4450</text:p>
          </table:table-cell>
          <table:table-cell office:value-type="string" office:string-value=" " table:formula="of:=IF([.H9]=MAX([.$H$3:.$H$15]);[.A9];&quot; &quot;)" table:style-name="ce18">
            <text:p><text:s/></text:p>
          </table:table-cell>
          <table:table-cell office:value-type="string" office:string-value=" " table:formula="of:=IF([.H9]=MIN([.$H$3:.$H$15]);[.A9];&quot; &quot;)" table:style-name="ce18">
            <text:p><text:s/></text:p>
          </table:table-cell>
          <table:table-cell table:number-columns-repeated="16372"/>
        </table:table-row>
        <table:table-row table:style-name="ro2">
          <table:table-cell office:value-type="string" table:style-name="ce14">
            <text:p>Wrocław</text:p>
          </table:table-cell>
          <table:table-cell office:value-type="float" office:value="2868012" table:style-name="ce15">
            <text:p>2 868 012</text:p>
          </table:table-cell>
          <table:table-cell office:value-type="float" office:value="385147381" table:style-name="ce15">
            <text:p>385 147 381</text:p>
          </table:table-cell>
          <table:table-cell office:value-type="float" office:value="134.29071461346746" table:formula="of:=[.C10]/[.B10]" table:style-name="ce16">
            <text:p>134,29</text:p>
          </table:table-cell>
          <table:table-cell office:value-type="float" office:value="13429.071461346746" table:formula="of:=[.D10]*100" table:style-name="ce16">
            <text:p>13 429,07</text:p>
          </table:table-cell>
          <table:table-cell office:value-type="float" office:value="249517.04399999999" table:formula="of:=[.B10]*[.$B$26]*[.$A$19]" table:style-name="ce16">
            <text:p>249 517,04</text:p>
          </table:table-cell>
          <table:table-cell office:value-type="float" office:value="384897863.95599997" table:formula="of:=[.C10]-[.F10]" table:style-name="ce16">
            <text:p>384 897 863,96</text:p>
          </table:table-cell>
          <table:table-cell office:value-type="percentage" office:value="6.4784821683624538E-4" table:formula="of:=[.F10]/[.C10]" table:style-name="ce17">
            <text:p>0,06478%</text:p>
          </table:table-cell>
          <table:table-cell office:value-type="float" office:value="20793.087" table:formula="of:=[.F10]/12" table:style-name="ce16">
            <text:p>20 793,09</text:p>
          </table:table-cell>
          <table:table-cell office:value-type="float" office:value="16.634469599999999" table:formula="of:=([.B10]*[.$A$19]*4)/1000/1000" table:style-name="ce24">
            <text:p>16,6345</text:p>
          </table:table-cell>
          <table:table-cell office:value-type="string" office:string-value=" " table:formula="of:=IF([.H10]=MAX([.$H$3:.$H$15]);[.A10];&quot; &quot;)" table:style-name="ce18">
            <text:p><text:s/></text:p>
          </table:table-cell>
          <table:table-cell office:value-type="string" office:string-value=" " table:formula="of:=IF([.H10]=MIN([.$H$3:.$H$15]);[.A10];&quot; &quot;)" table:style-name="ce18">
            <text:p><text:s/></text:p>
          </table:table-cell>
          <table:table-cell table:number-columns-repeated="16372"/>
        </table:table-row>
        <table:table-row table:style-name="ro2">
          <table:table-cell office:value-type="string" table:style-name="ce14">
            <text:p>Katowice</text:p>
          </table:table-cell>
          <table:table-cell office:value-type="float" office:value="4406241" table:style-name="ce15">
            <text:p>4 406 241</text:p>
          </table:table-cell>
          <table:table-cell office:value-type="float" office:value="203427360" table:style-name="ce15">
            <text:p>203 427 360</text:p>
          </table:table-cell>
          <table:table-cell office:value-type="float" office:value="46.168005789969271" table:formula="of:=[.C11]/[.B11]" table:style-name="ce16">
            <text:p>46,17</text:p>
          </table:table-cell>
          <table:table-cell office:value-type="float" office:value="4616.8005789969275" table:formula="of:=[.D11]*100" table:style-name="ce16">
            <text:p>4 616,80</text:p>
          </table:table-cell>
          <table:table-cell office:value-type="float" office:value="383342.96699999995" table:formula="of:=[.B11]*[.$B$26]*[.$A$19]" table:style-name="ce16">
            <text:p>383 342,97</text:p>
          </table:table-cell>
          <table:table-cell office:value-type="float" office:value="203044017.03299999" table:formula="of:=[.C11]-[.F11]" table:style-name="ce16">
            <text:p>203 044 017,03</text:p>
          </table:table-cell>
          <table:table-cell office:value-type="percentage" office:value="1.8844218742257676E-3" table:formula="of:=[.F11]/[.C11]" table:style-name="ce17">
            <text:p>0,18844%</text:p>
          </table:table-cell>
          <table:table-cell office:value-type="float" office:value="31945.247249999997" table:formula="of:=[.F11]/12" table:style-name="ce16">
            <text:p>31 945,25</text:p>
          </table:table-cell>
          <table:table-cell office:value-type="float" office:value="25.556197800000003" table:formula="of:=([.B11]*[.$A$19]*4)/1000/1000" table:style-name="ce24">
            <text:p>25,5562</text:p>
          </table:table-cell>
          <table:table-cell office:value-type="string" office:string-value=" " table:formula="of:=IF([.H11]=MAX([.$H$3:.$H$15]);[.A11];&quot; &quot;)" table:style-name="ce18">
            <text:p><text:s/></text:p>
          </table:table-cell>
          <table:table-cell office:value-type="string" office:string-value=" " table:formula="of:=IF([.H11]=MIN([.$H$3:.$H$15]);[.A11];&quot; &quot;)" table:style-name="ce18">
            <text:p><text:s/></text:p>
          </table:table-cell>
          <table:table-cell table:number-columns-repeated="16372"/>
        </table:table-row>
        <table:table-row table:style-name="ro2">
          <table:table-cell office:value-type="string" table:style-name="ce14">
            <text:p>Bydgoszcz</text:p>
          </table:table-cell>
          <table:table-cell office:value-type="float" office:value="247008" table:style-name="ce15">
            <text:p>247 008</text:p>
          </table:table-cell>
          <table:table-cell office:value-type="float" office:value="19040459" table:style-name="ce15">
            <text:p>19 040 459</text:p>
          </table:table-cell>
          <table:table-cell office:value-type="float" office:value="77.084381882368177" table:formula="of:=[.C12]/[.B12]" table:style-name="ce16">
            <text:p>77,08</text:p>
          </table:table-cell>
          <table:table-cell office:value-type="float" office:value="7708.438188236818" table:formula="of:=[.D12]*100" table:style-name="ce16">
            <text:p>7 708,44</text:p>
          </table:table-cell>
          <table:table-cell office:value-type="float" office:value="21489.696" table:formula="of:=[.B12]*[.$B$26]*[.$A$19]" table:style-name="ce16">
            <text:p>21 489,70</text:p>
          </table:table-cell>
          <table:table-cell office:value-type="float" office:value="19018969.304000001" table:formula="of:=[.C12]-[.F12]" table:style-name="ce16">
            <text:p>19 018 969,30</text:p>
          </table:table-cell>
          <table:table-cell office:value-type="percentage" office:value="1.1286332960775789E-3" table:formula="of:=[.F12]/[.C12]" table:style-name="ce17">
            <text:p>0,11286%</text:p>
          </table:table-cell>
          <table:table-cell office:value-type="float" office:value="1790.808" table:formula="of:=[.F12]/12" table:style-name="ce16">
            <text:p>1 790,81</text:p>
          </table:table-cell>
          <table:table-cell office:value-type="float" office:value="1.4326463999999999" table:formula="of:=([.B12]*[.$A$19]*4)/1000/1000" table:style-name="ce24">
            <text:p>1,4326</text:p>
          </table:table-cell>
          <table:table-cell office:value-type="string" office:string-value=" " table:formula="of:=IF([.H12]=MAX([.$H$3:.$H$15]);[.A12];&quot; &quot;)" table:style-name="ce18">
            <text:p><text:s/></text:p>
          </table:table-cell>
          <table:table-cell office:value-type="string" office:string-value=" " table:formula="of:=IF([.H12]=MIN([.$H$3:.$H$15]);[.A12];&quot; &quot;)" table:style-name="ce18">
            <text:p><text:s/></text:p>
          </table:table-cell>
          <table:table-cell table:number-columns-repeated="16372"/>
        </table:table-row>
        <table:table-row table:style-name="ro2">
          <table:table-cell office:value-type="string" table:style-name="ce14">
            <text:p>Lublin</text:p>
          </table:table-cell>
          <table:table-cell office:value-type="float" office:value="326516" table:style-name="ce15">
            <text:p>326 516</text:p>
          </table:table-cell>
          <table:table-cell office:value-type="float" office:value="11162767" table:style-name="ce15">
            <text:p>11 162 767</text:p>
          </table:table-cell>
          <table:table-cell office:value-type="float" office:value="34.187503828296315" table:formula="of:=[.C13]/[.B13]" table:style-name="ce16">
            <text:p>34,19</text:p>
          </table:table-cell>
          <table:table-cell office:value-type="float" office:value="3418.7503828296312" table:formula="of:=[.D13]*100" table:style-name="ce16">
            <text:p>3 418,75</text:p>
          </table:table-cell>
          <table:table-cell office:value-type="float" office:value="28406.891999999996" table:formula="of:=[.B13]*[.$B$26]*[.$A$19]" table:style-name="ce16">
            <text:p>28 406,89</text:p>
          </table:table-cell>
          <table:table-cell office:value-type="float" office:value="11134360.107999999" table:formula="of:=[.C13]-[.F13]" table:style-name="ce16">
            <text:p>11 134 360,11</text:p>
          </table:table-cell>
          <table:table-cell office:value-type="percentage" office:value="2.5447894773759942E-3" table:formula="of:=[.F13]/[.C13]" table:style-name="ce17">
            <text:p>0,25448%</text:p>
          </table:table-cell>
          <table:table-cell office:value-type="float" office:value="2367.2409999999995" table:formula="of:=[.F13]/12" table:style-name="ce16">
            <text:p>2 367,24</text:p>
          </table:table-cell>
          <table:table-cell office:value-type="float" office:value="1.8937927999999999" table:formula="of:=([.B13]*[.$A$19]*4)/1000/1000" table:style-name="ce24">
            <text:p>1,8938</text:p>
          </table:table-cell>
          <table:table-cell office:value-type="string" office:string-value=" " table:formula="of:=IF([.H13]=MAX([.$H$3:.$H$15]);[.A13];&quot; &quot;)" table:style-name="ce18">
            <text:p><text:s/></text:p>
          </table:table-cell>
          <table:table-cell office:value-type="string" office:string-value=" " table:formula="of:=IF([.H13]=MIN([.$H$3:.$H$15]);[.A13];&quot; &quot;)" table:style-name="ce18">
            <text:p><text:s/></text:p>
          </table:table-cell>
          <table:table-cell table:number-columns-repeated="16372"/>
        </table:table-row>
        <table:table-row table:style-name="ro2">
          <table:table-cell office:value-type="string" table:style-name="ce14">
            <text:p>Łódź</text:p>
          </table:table-cell>
          <table:table-cell office:value-type="float" office:value="179926" table:style-name="ce15">
            <text:p>179 926</text:p>
          </table:table-cell>
          <table:table-cell office:value-type="float" office:value="11057597" table:style-name="ce15">
            <text:p>11 057 597</text:p>
          </table:table-cell>
          <table:table-cell office:value-type="float" office:value="61.456359836821804" table:formula="of:=[.C14]/[.B14]" table:style-name="ce16">
            <text:p>61,46</text:p>
          </table:table-cell>
          <table:table-cell office:value-type="float" office:value="6145.6359836821803" table:formula="of:=[.D14]*100" table:style-name="ce16">
            <text:p>6 145,64</text:p>
          </table:table-cell>
          <table:table-cell office:value-type="float" office:value="15653.561999999998" table:formula="of:=[.B14]*[.$B$26]*[.$A$19]" table:style-name="ce16">
            <text:p>15 653,56</text:p>
          </table:table-cell>
          <table:table-cell office:value-type="float" office:value="11041943.437999999" table:formula="of:=[.C14]-[.F14]" table:style-name="ce16">
            <text:p>11 041 943,44</text:p>
          </table:table-cell>
          <table:table-cell office:value-type="percentage" office:value="1.415638678096154E-3" table:formula="of:=[.F14]/[.C14]" table:style-name="ce17">
            <text:p>0,14156%</text:p>
          </table:table-cell>
          <table:table-cell office:value-type="float" office:value="1304.4634999999998" table:formula="of:=[.F14]/12" table:style-name="ce16">
            <text:p>1 304,46</text:p>
          </table:table-cell>
          <table:table-cell office:value-type="float" office:value="1.0435707999999999" table:formula="of:=([.B14]*[.$A$19]*4)/1000/1000" table:style-name="ce24">
            <text:p>1,0436</text:p>
          </table:table-cell>
          <table:table-cell office:value-type="string" office:string-value=" " table:formula="of:=IF([.H14]=MAX([.$H$3:.$H$15]);[.A14];&quot; &quot;)" table:style-name="ce18">
            <text:p><text:s/></text:p>
          </table:table-cell>
          <table:table-cell office:value-type="string" office:string-value=" " table:formula="of:=IF([.H14]=MIN([.$H$3:.$H$15]);[.A14];&quot; &quot;)" table:style-name="ce18">
            <text:p><text:s/></text:p>
          </table:table-cell>
          <table:table-cell table:number-columns-repeated="16372"/>
        </table:table-row>
        <table:table-row table:style-name="ro2">
          <table:table-cell office:value-type="string" table:style-name="ce14">
            <text:p>Olsztyn</text:p>
          </table:table-cell>
          <table:table-cell office:value-type="float" office:value="111305" table:style-name="ce15">
            <text:p>111 305</text:p>
          </table:table-cell>
          <table:table-cell office:value-type="float" office:value="11805985" table:style-name="ce15">
            <text:p>11 805 985</text:p>
          </table:table-cell>
          <table:table-cell office:value-type="float" office:value="106.06877498764656" table:formula="of:=[.C15]/[.B15]" table:style-name="ce16">
            <text:p>106,07</text:p>
          </table:table-cell>
          <table:table-cell office:value-type="float" office:value="10606.877498764656" table:formula="of:=[.D15]*100" table:style-name="ce16">
            <text:p>10 606,88</text:p>
          </table:table-cell>
          <table:table-cell office:value-type="float" office:value="9683.5349999999999" table:formula="of:=[.B15]*[.$B$26]*[.$A$19]" table:style-name="ce16">
            <text:p>9 683,54</text:p>
          </table:table-cell>
          <table:table-cell office:value-type="float" office:value="11796301.465" table:formula="of:=[.C15]-[.F15]" table:style-name="ce16">
            <text:p>11 796 301,47</text:p>
          </table:table-cell>
          <table:table-cell office:value-type="percentage" office:value="8.2022253966949812E-4" table:formula="of:=[.F15]/[.C15]" table:style-name="ce17">
            <text:p>0,08202%</text:p>
          </table:table-cell>
          <table:table-cell office:value-type="float" office:value="806.96124999999995" table:formula="of:=[.F15]/12" table:style-name="ce16">
            <text:p>806,96</text:p>
          </table:table-cell>
          <table:table-cell office:value-type="float" office:value="0.64556899999999995" table:formula="of:=([.B15]*[.$A$19]*4)/1000/1000" table:style-name="ce24">
            <text:p>0,6456</text:p>
          </table:table-cell>
          <table:table-cell office:value-type="string" office:string-value=" " table:formula="of:=IF([.H15]=MAX([.$H$3:.$H$15]);[.A15];&quot; &quot;)" table:style-name="ce18">
            <text:p><text:s/></text:p>
          </table:table-cell>
          <table:table-cell office:value-type="string" office:string-value=" " table:formula="of:=IF([.H15]=MIN([.$H$3:.$H$15]);[.A15];&quot; &quot;)" table:style-name="ce18">
            <text:p><text:s/></text:p>
          </table:table-cell>
          <table:table-cell table:number-columns-repeated="16372"/>
        </table:table-row>
        <table:table-row table:style-name="ro2">
          <table:table-cell office:value-type="string" table:style-name="ce19">
            <text:p>Razem</text:p>
          </table:table-cell>
          <table:table-cell office:value-type="float" office:value="38945583" table:formula="of:=SUM([.B3:.B15])" table:style-name="ce20">
            <text:p>38 945 583</text:p>
          </table:table-cell>
          <table:table-cell office:value-type="float" office:value="2754187668" table:formula="of:=SUM([.C3:.C15])" table:style-name="ce20">
            <text:p>2 754 187 668</text:p>
          </table:table-cell>
          <table:table-cell office:value-type="float" office:value="1699.0413823957713" table:formula="of:=SUM([.D3:.D15])" table:style-name="ce20">
            <text:p>1 699</text:p>
          </table:table-cell>
          <table:table-cell table:style-name="ce19"/>
          <table:table-cell office:value-type="float" office:value="3388265.7209999994" table:formula="of:=SUM([.F3:.F15])" table:style-name="ce21">
            <text:p>3 388 265,72</text:p>
          </table:table-cell>
          <table:table-cell table:number-columns-repeated="2" table:style-name="ce19"/>
          <table:table-cell office:value-type="float" office:value="282355.47674999997" table:formula="of:=[.F16]/12" table:style-name="ce21">
            <text:p>282 355,48</text:p>
          </table:table-cell>
          <table:table-cell office:value-type="float" office:value="225.88438140000002" table:formula="of:=([.B16]*[.$A$19]*4)/1000/1000" table:style-name="ce25">
            <text:p>225,8844</text:p>
          </table:table-cell>
          <table:table-cell table:number-columns-repeated="2" table:style-name="ce19"/>
          <table:table-cell table:number-columns-repeated="16372"/>
        </table:table-row>
        <table:table-row table:style-name="ro2">
          <table:table-cell table:number-columns-repeated="6" table:style-name="ce5"/>
          <table:table-cell table:style-name="ce1"/>
          <table:table-cell table:number-columns-repeated="4" table:style-name="ce5"/>
          <table:table-cell table:number-columns-repeated="16373" table:style-name="ce1"/>
        </table:table-row>
        <table:table-row table:style-name="ro2">
          <table:table-cell office:value-type="string" table:style-name="ce22">
            <text:p>Średnia ilosć bagażu</text:p>
          </table:table-cell>
          <table:table-cell office:value-type="string" table:style-name="ce6">
            <text:p>Średnia</text:p>
          </table:table-cell>
          <table:table-cell office:value-type="string" table:style-name="ce6">
            <text:p>Średnia</text:p>
          </table:table-cell>
          <table:table-cell office:value-type="string" table:style-name="ce6">
            <text:p>Średnia</text:p>
          </table:table-cell>
          <table:table-cell office:value-type="string" table:style-name="ce6">
            <text:p>Średnia</text:p>
          </table:table-cell>
          <table:table-cell table:style-name="ce5"/>
          <table:table-cell table:style-name="ce1"/>
          <table:table-cell office:value-type="string" table:style-name="ce6">
            <text:p>Średnia</text:p>
          </table:table-cell>
          <table:table-cell office:value-type="string" table:style-name="ce6">
            <text:p>Średnia</text:p>
          </table:table-cell>
          <table:table-cell table:style-name="ce5"/>
          <table:table-cell table:number-columns-repeated="16374" table:style-name="ce1"/>
        </table:table-row>
        <table:table-row table:style-name="ro2">
          <table:table-cell office:value-type="float" office:value="1.45" table:style-name="ce26">
            <text:p>1,45</text:p>
          </table:table-cell>
          <table:table-cell office:value-type="float" office:value="2995814.076923077" table:formula="of:=AVERAGE([.B3:.B15])" table:style-name="ce7">
            <text:p>2 995 814</text:p>
          </table:table-cell>
          <table:table-cell office:value-type="float" office:value="211860589.84615386" table:formula="of:=AVERAGE([.C3:.C15])" table:style-name="ce7">
            <text:p>211 860 590</text:p>
          </table:table-cell>
          <table:table-cell office:value-type="float" office:value="130.69549095352087" table:formula="of:=AVERAGE([.D3:.D15])" table:style-name="ce7">
            <text:p>131</text:p>
          </table:table-cell>
          <table:table-cell office:value-type="float" office:value="13069.549095352089" table:formula="of:=AVERAGE([.E3:.E15])" table:style-name="ce8">
            <text:p>13 069,55</text:p>
          </table:table-cell>
          <table:table-cell table:style-name="ce5"/>
          <table:table-cell table:style-name="ce1"/>
          <table:table-cell office:value-type="percentage" office:value="1.5609287944183101E-3" table:formula="of:=AVERAGE([.H3:.H15])" table:style-name="ce9">
            <text:p>0,16%</text:p>
          </table:table-cell>
          <table:table-cell office:value-type="float" office:value="21719.65205769231" table:formula="of:=AVERAGE([.I3:.I15])" table:style-name="ce35">
            <text:p>21 719,65</text:p>
          </table:table-cell>
          <table:table-cell table:style-name="ce5"/>
          <table:table-cell table:number-columns-repeated="16374" table:style-name="ce1"/>
        </table:table-row>
        <table:table-row table:style-name="ro2">
          <table:table-cell table:style-name="ce5"/>
          <table:table-cell table:style-name="ce3"/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2"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office:value-type="string" table:style-name="ce23">
            <text:p>Zarobek- Koszty</text:p>
          </table:table-cell>
          <table:table-cell office:value-type="string" table:style-name="ce28">
            <text:p>Zarobek po podatku</text:p>
          </table:table-cell>
          <table:table-cell table:style-name="ce5"/>
          <table:table-cell table:style-name="ce1"/>
          <table:table-cell table:style-name="ce5"/>
          <table:table-cell table:number-columns-repeated="16372"/>
        </table:table-row>
        <table:table-row table:style-name="ro2"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office:value-type="float" office:value="3208265.7209999994" table:formula="of:=SUM([.F3:.F15])-[.C26]*12" table:style-name="ce4">
            <text:p>3 208 265,72</text:p>
          </table:table-cell>
          <table:table-cell office:value-type="float" office:value="2209220.6902799997" table:formula="of:=IF([.H22]&lt;120000;[.H22]-[.H22]*12%+3600;120000-(120000*12%)+3600+([.H22]-120000-([.H22]-120000)*32%))" table:style-name="ce29">
            <text:p>2 209 220,69</text:p>
          </table:table-cell>
          <table:table-cell table:style-name="ce5"/>
          <table:table-cell table:style-name="ce1"/>
          <table:table-cell table:style-name="ce5"/>
          <table:table-cell table:number-columns-repeated="16372"/>
        </table:table-row>
        <table:table-row table:style-name="ro2">
          <table:table-cell table:style-name="ce5"/>
          <table:table-cell table:number-columns-repeated="8" table:style-name="ce1"/>
          <table:table-cell table:number-columns-repeated="3" table:style-name="ce5"/>
          <table:table-cell table:number-columns-repeated="16372"/>
        </table:table-row>
        <table:table-row table:style-name="ro2">
          <table:table-cell table:style-name="ce5"/>
          <table:table-cell table:style-name="ce1"/>
          <table:table-cell table:style-name="ce5"/>
          <table:table-cell table:number-columns-repeated="4" table:style-name="ce1"/>
          <table:table-cell office:value-type="string" table:style-name="ce23">
            <text:p>Zarobek- Koszty na miesiąc</text:p>
          </table:table-cell>
          <table:table-cell office:value-type="string" table:style-name="ce33">
            <text:p>Na miesiąc</text:p>
          </table:table-cell>
          <table:table-cell table:number-columns-repeated="3" table:style-name="ce5"/>
          <table:table-cell table:number-columns-repeated="16372"/>
        </table:table-row>
        <table:table-row table:style-name="ro2">
          <table:table-cell table:style-name="ce38"/>
          <table:table-cell office:value-type="string" table:style-name="ce27">
            <text:p>Koszt tokena</text:p>
          </table:table-cell>
          <table:table-cell office:value-type="string" table:style-name="ce10">
            <text:p>Koszt na miesiąc</text:p>
          </table:table-cell>
          <table:table-cell table:style-name="ce37"/>
          <table:table-cell table:number-columns-repeated="3" table:style-name="ce1"/>
          <table:table-cell office:value-type="float" office:value="267355.47674999997" table:formula="of:=[.H22]/12" table:style-name="ce4">
            <text:p>267 355,48</text:p>
          </table:table-cell>
          <table:table-cell office:value-type="float" office:value="184101.72418999998" table:formula="of:=[.I22]/12" table:style-name="ce34">
            <text:p>184 101,72</text:p>
          </table:table-cell>
          <table:table-cell table:number-columns-repeated="3" table:style-name="ce5"/>
          <table:table-cell table:number-columns-repeated="16372"/>
        </table:table-row>
        <table:table-row table:style-name="ro2">
          <table:table-cell office:value-type="string" table:style-name="ce36">
            <text:p>Można zmieniać -&gt;</text:p>
          </table:table-cell>
          <table:table-cell office:value-type="float" office:value="0.06" table:formula="of:=0.06" table:style-name="ce11">
            <text:p>0,06</text:p>
          </table:table-cell>
          <table:table-cell office:value-type="float" office:value="15000" table:formula="of:=15000" table:style-name="ce13">
            <text:p>15000</text:p>
          </table:table-cell>
          <table:table-cell office:value-type="string" table:style-name="ce36">
            <text:p>&lt;- Można zmieniać</text:p>
          </table:table-cell>
          <table:table-cell table:number-columns-repeated="16380" table:style-name="ce1"/>
        </table:table-row>
        <table:table-row table:style-name="ro2">
          <table:table-cell table:number-columns-repeated="7" table:style-name="ce1"/>
          <table:table-cell office:value-type="string" table:style-name="ce10">
            <text:p>Koszt w % w skali roku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percentage" office:value="5.312452293348336E-2" table:formula="of:=[.C26]*12/[.F16]" table:style-name="ce12">
            <text:p>5,31%</text:p>
          </table:table-cell>
          <table:table-cell table:number-columns-repeated="16376" table:style-name="ce1"/>
        </table:table-row>
        <table:table-row table:style-name="ro2">
          <table:table-cell table:number-columns-repeated="3" table:style-name="ce1"/>
          <table:table-cell table:style-name="ce30"/>
          <table:table-cell table:number-columns-repeated="16380" table:style-name="ce1"/>
        </table:table-row>
        <table:table-row table:number-rows-repeated="104854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4">
      <number:number number:decimal-places="2" number:min-decimal-places="2" number:min-integer-digits="1"/>
      <number:text>%</number:text>
    </number:percentage-style>
    <number:percentage-style style:name="N37">
      <number:number number:decimal-places="5" number:min-decimal-places="5" number:min-integer-digits="1"/>
      <number:text>%</number:text>
    </number:percentage-style>
    <number:number-style style:name="N38">
      <number:number number:decimal-places="4" number:min-decimal-places="4" number:min-integer-digits="1" number:grouping="true"/>
    </number:number-style>
    <style:style style:name="Hiper_322__261_cze" style:display-name="Hiperłącze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Szymon Matyka</meta:initial-creator>
    <dc:creator>Szymon Matyka</dc:creator>
    <meta:creation-date>2024-04-07T01:17:51Z</meta:creation-date>
    <dc:date>2024-04-07T04:49:59Z</dc:date>
  </office:meta>
</office:document-meta>
</file>